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3-30_21-04-29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31_02-00-27_000.jpg</text:p>
          </table:table-cell>
          <table:table-cell table:style-name="ce25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3-31_14-24-19_000.jpg</text:p>
          </table:table-cell>
          <table:table-cell table:style-name="ce34" office:value-type="string">
            <text:p>:m #*# RES / JVEMV6 64#156_2.1_manyoo_1 / 『萬葉集①　巻第一～巻第四』 / w=己卯；斉明天皇；石湯[いはゆ；舒明天皇 / p.29 / topic=~,other=~,publisher=小学館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#*# RES / JVEMV6 64#156_2.1_manyoo_1 / 『萬葉集①　巻第一～巻第四』 / w=己卯；斉明天皇；石湯[いはゆ；舒明天皇 / p.29 / topic=~,other=~,publisher=小学館">
            <text:p>:m #*# RES / JVEMV6 64#156_2.1_manyoo_1 / 『萬葉集①　巻第一～巻第四』 / w=己卯；斉明天皇；石湯[いはゆ；舒明天皇 / p.29 / topic=~,other=~,publisher=小学館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31_15-12-43_000.jpg</text:p>
          </table:table-cell>
          <table:table-cell table:style-name="ce34" office:value-type="string">
            <text:p>:m :篠笛,shinobue #*# / session-memo / s.1~s.3 / picture=kan:h-5~6,content=~,for=,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篠笛,shinobue #*# / session-memo / s.1~s.3 / picture=kan:h-5~6,content=~,for=,other=~">
            <text:p>:m :篠笛,shinobue #*# / session-memo / s.1~s.3 / picture=kan:h-5~6,content=~,for=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31_15-27-32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31_17-52-31_000.jpg</text:p>
          </table:table-cell>
          <table:table-cell table:style-name="ce34" office:value-type="string">
            <text:p>:m RES 1*3 / free# JVEMV6 68#_215:1 / 68. theoretical-physics(tp) / w=calc+:-1.1,topics=直交行列,other=~,doc=r-8-1~4.7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3 / free# JVEMV6 68#_215:1 / 68. theoretical-physics(tp) / w=calc+:-1.1,topics=直交行列,other=~,doc=r-8-1~4.7">
            <text:p>:m RES 1*3 / free# JVEMV6 68#_215:1 / 68. theoretical-physics(tp) / w=calc+:-1.1,topics=直交行列,other=~,doc=r-8-1~4.7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31_17-52-50_000.jpg</text:p>
          </table:table-cell>
          <table:table-cell table:style-name="ce34" office:value-type="string">
            <text:p>:m RES 2*3 / free# JVEMV6 68#_215:1 / 68. theoretical-physics(tp) / w=calc+:-1.2;-1.3;-1.4,topics=直交行列,other=~,doc=r-8-1~4.7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2*3 / free# JVEMV6 68#_215:1 / 68. theoretical-physics(tp) / w=calc+:-1.2;-1.3;-1.4,topics=直交行列,other=~,doc=r-8-1~4.7">
            <text:p>:m RES 2*3 / free# JVEMV6 68#_215:1 / 68. theoretical-physics(tp) / w=calc+:-1.2;-1.3;-1.4,topics=直交行列,other=~,doc=r-8-1~4.7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31_17-53-08_000.jpg</text:p>
          </table:table-cell>
          <table:table-cell table:style-name="ce34" office:value-type="string">
            <text:p>:m RES 3*3 / free# JVEMV6 68#_215:1 / 68. theoretical-physics(tp) / w=calc+:-1.4,topics=直交行列,other=~,doc=r-8-1~4.7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RES 3*3 / free# JVEMV6 68#_215:1 / 68. theoretical-physics(tp) / w=calc+:-1.4,topics=直交行列,other=~,doc=r-8-1~4.7">
            <text:p>:m RES 3*3 / free# JVEMV6 68#_215:1 / 68. theoretical-physics(tp) / w=calc+:-1.4,topics=直交行列,other=~,doc=r-8-1~4.7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31_18-21-26_000.mp4</text:p>
          </table:table-cell>
          <table:table-cell table:style-name="ce34" office:value-type="string">
            <text:p>:VIDEO / @自室 / 記録 / jap.flute / 演奏、play / R=1 / genr=todays-melody,Re+,other=memo+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VIDEO / @自室 / 記録 / jap.flute / 演奏、play / R=1 / genr=todays-melody,Re+,other=memo+">
            <text:p>:VIDEO / @自室 / 記録 / jap.flute / 演奏、play / R=1 / genr=todays-melody,Re+,other=memo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31_18-38-52_000.mp4</text:p>
          </table:table-cell>
          <table:table-cell table:style-name="ce34" office:value-type="string">
            <text:p>:VIDEO / @自室 / 記録 / jap.flute / 演奏、play / R=2 / genr=todays-melody,Re+,other=memo+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VIDEO / @自室 / 記録 / jap.flute / 演奏、play / R=2 / genr=todays-melody,Re+,other=memo+">
            <text:p>:VIDEO / @自室 / 記録 / jap.flute / 演奏、play / R=2 / genr=todays-melody,Re+,other=memo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31_19-04-16_000.jpg</text:p>
          </table:table-cell>
          <table:table-cell table:style-name="ce34" office:value-type="string">
            <text:p>:m :篠笛,shinobue #*# / session-memo / s.1~s.9 / picture=kan:h-3~4,content=~,for=,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string" office:string-value=":m :篠笛,shinobue #*# / session-memo / s.1~s.9 / picture=kan:h-3~4,content=~,for=,other=~">
            <text:p>:m :篠笛,shinobue #*# / session-memo / s.1~s.9 / picture=kan:h-3~4,content=~,for=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2022/04/01</text:date>, <text:time>09:42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01T09:42:59.65</dc:date>
    <dc:creator>iwabuchi ken</dc:creator>
    <meta:editing-duration>P45DT3H41M49S</meta:editing-duration>
    <meta:editing-cycles>14837</meta:editing-cycles>
    <meta:document-statistic meta:table-count="2" meta:cell-count="488" meta:object-count="0"/>
    <meta:user-defined meta:name="qrichtext">1</meta:user-defined>
  </office:meta>
</office:document-meta>
</file>